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</office:automatic-styles>
  <office:body>
    <office:spreadsheet>
      <table:calculation-settings table:automatic-find-labels="false"/>
      <table:table table:name="(1.2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number-columns-repeated="3" office:value-type="string" calcext:value-type="string">
            <text:p>MarkerSet:intersection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8392B20CF49E35718D0100000000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50997" calcext:value-type="float">
            <text:p>0,250997</text:p>
          </table:table-cell>
          <table:table-cell office:value-type="float" office:value="0.01392" calcext:value-type="float">
            <text:p>0,01392</text:p>
          </table:table-cell>
          <table:table-cell office:value-type="float" office:value="0.546026" calcext:value-type="float">
            <text:p>0,546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0.250994" calcext:value-type="float">
            <text:p>0,250994</text:p>
          </table:table-cell>
          <table:table-cell office:value-type="float" office:value="0.013913" calcext:value-type="float">
            <text:p>0,013913</text:p>
          </table:table-cell>
          <table:table-cell office:value-type="float" office:value="0.546035" calcext:value-type="float">
            <text:p>0,546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667" calcext:value-type="float">
            <text:p>0,016667</text:p>
          </table:table-cell>
          <table:table-cell office:value-type="float" office:value="0.251" calcext:value-type="float">
            <text:p>0,251</text:p>
          </table:table-cell>
          <table:table-cell office:value-type="float" office:value="0.013916" calcext:value-type="float">
            <text:p>0,013916</text:p>
          </table:table-cell>
          <table:table-cell office:value-type="float" office:value="0.54602" calcext:value-type="float">
            <text:p>0,54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,025</text:p>
          </table:table-cell>
          <table:table-cell office:value-type="float" office:value="0.250995" calcext:value-type="float">
            <text:p>0,250995</text:p>
          </table:table-cell>
          <table:table-cell office:value-type="float" office:value="0.013913" calcext:value-type="float">
            <text:p>0,013913</text:p>
          </table:table-cell>
          <table:table-cell office:value-type="float" office:value="0.546007" calcext:value-type="float">
            <text:p>0,546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333" calcext:value-type="float">
            <text:p>0,033333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013912" calcext:value-type="float">
            <text:p>0,013912</text:p>
          </table:table-cell>
          <table:table-cell office:value-type="float" office:value="0.54602" calcext:value-type="float">
            <text:p>0,546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667" calcext:value-type="float">
            <text:p>0,041667</text:p>
          </table:table-cell>
          <table:table-cell office:value-type="float" office:value="0.251" calcext:value-type="float">
            <text:p>0,251</text:p>
          </table:table-cell>
          <table:table-cell office:value-type="float" office:value="0.013913" calcext:value-type="float">
            <text:p>0,013913</text:p>
          </table:table-cell>
          <table:table-cell office:value-type="float" office:value="0.546013" calcext:value-type="float">
            <text:p>0,546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250983" calcext:value-type="float">
            <text:p>0,250983</text:p>
          </table:table-cell>
          <table:table-cell office:value-type="float" office:value="0.01392" calcext:value-type="float">
            <text:p>0,01392</text:p>
          </table:table-cell>
          <table:table-cell office:value-type="float" office:value="0.546007" calcext:value-type="float">
            <text:p>0,546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8333" calcext:value-type="float">
            <text:p>0,058333</text:p>
          </table:table-cell>
          <table:table-cell office:value-type="float" office:value="0.250994" calcext:value-type="float">
            <text:p>0,250994</text:p>
          </table:table-cell>
          <table:table-cell office:value-type="float" office:value="0.013912" calcext:value-type="float">
            <text:p>0,013912</text:p>
          </table:table-cell>
          <table:table-cell office:value-type="float" office:value="0.546012" calcext:value-type="float">
            <text:p>0,546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0.250999" calcext:value-type="float">
            <text:p>0,250999</text:p>
          </table:table-cell>
          <table:table-cell office:value-type="float" office:value="0.013902" calcext:value-type="float">
            <text:p>0,013902</text:p>
          </table:table-cell>
          <table:table-cell office:value-type="float" office:value="0.546027" calcext:value-type="float">
            <text:p>0,546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" calcext:value-type="float">
            <text:p>0,075</text:p>
          </table:table-cell>
          <table:table-cell office:value-type="float" office:value="0.250993" calcext:value-type="float">
            <text:p>0,250993</text:p>
          </table:table-cell>
          <table:table-cell office:value-type="float" office:value="0.013914" calcext:value-type="float">
            <text:p>0,013914</text:p>
          </table:table-cell>
          <table:table-cell office:value-type="float" office:value="0.546016" calcext:value-type="float">
            <text:p>0,546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333" calcext:value-type="float">
            <text:p>0,083333</text:p>
          </table:table-cell>
          <table:table-cell office:value-type="float" office:value="0.25099" calcext:value-type="float">
            <text:p>0,25099</text:p>
          </table:table-cell>
          <table:table-cell office:value-type="float" office:value="0.013924" calcext:value-type="float">
            <text:p>0,013924</text:p>
          </table:table-cell>
          <table:table-cell office:value-type="float" office:value="0.546031" calcext:value-type="float">
            <text:p>0,546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1667" calcext:value-type="float">
            <text:p>0,091667</text:p>
          </table:table-cell>
          <table:table-cell office:value-type="float" office:value="0.251003" calcext:value-type="float">
            <text:p>0,251003</text:p>
          </table:table-cell>
          <table:table-cell office:value-type="float" office:value="0.013921" calcext:value-type="float">
            <text:p>0,013921</text:p>
          </table:table-cell>
          <table:table-cell office:value-type="float" office:value="0.546023" calcext:value-type="float">
            <text:p>0,5460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0.250995" calcext:value-type="float">
            <text:p>0,250995</text:p>
          </table:table-cell>
          <table:table-cell office:value-type="float" office:value="0.013916" calcext:value-type="float">
            <text:p>0,013916</text:p>
          </table:table-cell>
          <table:table-cell office:value-type="float" office:value="0.546019" calcext:value-type="float">
            <text:p>0,5460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8333" calcext:value-type="float">
            <text:p>0,108333</text:p>
          </table:table-cell>
          <table:table-cell office:value-type="float" office:value="0.250986" calcext:value-type="float">
            <text:p>0,250986</text:p>
          </table:table-cell>
          <table:table-cell office:value-type="float" office:value="0.013915" calcext:value-type="float">
            <text:p>0,013915</text:p>
          </table:table-cell>
          <table:table-cell office:value-type="float" office:value="0.546015" calcext:value-type="float">
            <text:p>0,546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6667" calcext:value-type="float">
            <text:p>0,116667</text:p>
          </table:table-cell>
          <table:table-cell office:value-type="float" office:value="0.251009" calcext:value-type="float">
            <text:p>0,251009</text:p>
          </table:table-cell>
          <table:table-cell office:value-type="float" office:value="0.013924" calcext:value-type="float">
            <text:p>0,013924</text:p>
          </table:table-cell>
          <table:table-cell office:value-type="float" office:value="0.546026" calcext:value-type="float">
            <text:p>0,5460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,125</text:p>
          </table:table-cell>
          <table:table-cell office:value-type="float" office:value="0.250986" calcext:value-type="float">
            <text:p>0,250986</text:p>
          </table:table-cell>
          <table:table-cell office:value-type="float" office:value="0.013909" calcext:value-type="float">
            <text:p>0,013909</text:p>
          </table:table-cell>
          <table:table-cell office:value-type="float" office:value="0.546027" calcext:value-type="float">
            <text:p>0,5460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0.250999" calcext:value-type="float">
            <text:p>0,250999</text:p>
          </table:table-cell>
          <table:table-cell office:value-type="float" office:value="0.013923" calcext:value-type="float">
            <text:p>0,013923</text:p>
          </table:table-cell>
          <table:table-cell office:value-type="float" office:value="0.546032" calcext:value-type="float">
            <text:p>0,5460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1667" calcext:value-type="float">
            <text:p>0,141667</text:p>
          </table:table-cell>
          <table:table-cell office:value-type="float" office:value="0.250994" calcext:value-type="float">
            <text:p>0,250994</text:p>
          </table:table-cell>
          <table:table-cell office:value-type="float" office:value="0.013921" calcext:value-type="float">
            <text:p>0,013921</text:p>
          </table:table-cell>
          <table:table-cell office:value-type="float" office:value="0.546017" calcext:value-type="float">
            <text:p>0,546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,15</text:p>
          </table:table-cell>
          <table:table-cell office:value-type="float" office:value="0.251001" calcext:value-type="float">
            <text:p>0,251001</text:p>
          </table:table-cell>
          <table:table-cell office:value-type="float" office:value="0.013914" calcext:value-type="float">
            <text:p>0,013914</text:p>
          </table:table-cell>
          <table:table-cell office:value-type="float" office:value="0.546024" calcext:value-type="float">
            <text:p>0,5460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8333" calcext:value-type="float">
            <text:p>0,158333</text:p>
          </table:table-cell>
          <table:table-cell office:value-type="float" office:value="0.250989" calcext:value-type="float">
            <text:p>0,250989</text:p>
          </table:table-cell>
          <table:table-cell office:value-type="float" office:value="0.013915" calcext:value-type="float">
            <text:p>0,013915</text:p>
          </table:table-cell>
          <table:table-cell office:value-type="float" office:value="0.546014" calcext:value-type="float">
            <text:p>0,546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250995" calcext:value-type="float">
            <text:p>0,250995</text:p>
          </table:table-cell>
          <table:table-cell office:value-type="float" office:value="0.013914" calcext:value-type="float">
            <text:p>0,013914</text:p>
          </table:table-cell>
          <table:table-cell office:value-type="float" office:value="0.546029" calcext:value-type="float">
            <text:p>0,5460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0979" calcext:value-type="float">
            <text:p>0,250979</text:p>
          </table:table-cell>
          <table:table-cell office:value-type="float" office:value="0.013911" calcext:value-type="float">
            <text:p>0,013911</text:p>
          </table:table-cell>
          <table:table-cell office:value-type="float" office:value="0.546012" calcext:value-type="float">
            <text:p>0,5460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3333" calcext:value-type="float">
            <text:p>0,183333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013908" calcext:value-type="float">
            <text:p>0,013908</text:p>
          </table:table-cell>
          <table:table-cell office:value-type="float" office:value="0.546024" calcext:value-type="float">
            <text:p>0,5460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1667" calcext:value-type="float">
            <text:p>0,191667</text:p>
          </table:table-cell>
          <table:table-cell office:value-type="float" office:value="0.250997" calcext:value-type="float">
            <text:p>0,250997</text:p>
          </table:table-cell>
          <table:table-cell office:value-type="float" office:value="0.013912" calcext:value-type="float">
            <text:p>0,013912</text:p>
          </table:table-cell>
          <table:table-cell office:value-type="float" office:value="0.546019" calcext:value-type="float">
            <text:p>0,5460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0.250982" calcext:value-type="float">
            <text:p>0,250982</text:p>
          </table:table-cell>
          <table:table-cell office:value-type="float" office:value="0.01391" calcext:value-type="float">
            <text:p>0,01391</text:p>
          </table:table-cell>
          <table:table-cell office:value-type="float" office:value="0.546023" calcext:value-type="float">
            <text:p>0,5460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0.250986" calcext:value-type="float">
            <text:p>0,250986</text:p>
          </table:table-cell>
          <table:table-cell office:value-type="float" office:value="0.013908" calcext:value-type="float">
            <text:p>0,013908</text:p>
          </table:table-cell>
          <table:table-cell office:value-type="float" office:value="0.546022" calcext:value-type="float">
            <text:p>0,5460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6667" calcext:value-type="float">
            <text:p>0,216667</text:p>
          </table:table-cell>
          <table:table-cell office:value-type="float" office:value="0.25098" calcext:value-type="float">
            <text:p>0,25098</text:p>
          </table:table-cell>
          <table:table-cell office:value-type="float" office:value="0.013927" calcext:value-type="float">
            <text:p>0,013927</text:p>
          </table:table-cell>
          <table:table-cell office:value-type="float" office:value="0.546016" calcext:value-type="float">
            <text:p>0,546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5" calcext:value-type="float">
            <text:p>0,225</text:p>
          </table:table-cell>
          <table:table-cell office:value-type="float" office:value="0.250995" calcext:value-type="float">
            <text:p>0,250995</text:p>
          </table:table-cell>
          <table:table-cell office:value-type="float" office:value="0.01391" calcext:value-type="float">
            <text:p>0,01391</text:p>
          </table:table-cell>
          <table:table-cell office:value-type="float" office:value="0.546023" calcext:value-type="float">
            <text:p>0,5460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0.250983" calcext:value-type="float">
            <text:p>0,250983</text:p>
          </table:table-cell>
          <table:table-cell office:value-type="float" office:value="0.013906" calcext:value-type="float">
            <text:p>0,013906</text:p>
          </table:table-cell>
          <table:table-cell office:value-type="float" office:value="0.54603" calcext:value-type="float">
            <text:p>0,546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1667" calcext:value-type="float">
            <text:p>0,241667</text:p>
          </table:table-cell>
          <table:table-cell office:value-type="float" office:value="0.250999" calcext:value-type="float">
            <text:p>0,250999</text:p>
          </table:table-cell>
          <table:table-cell office:value-type="float" office:value="0.013913" calcext:value-type="float">
            <text:p>0,013913</text:p>
          </table:table-cell>
          <table:table-cell office:value-type="float" office:value="0.546028" calcext:value-type="float">
            <text:p>0,5460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0.250994" calcext:value-type="float">
            <text:p>0,250994</text:p>
          </table:table-cell>
          <table:table-cell office:value-type="float" office:value="0.013917" calcext:value-type="float">
            <text:p>0,013917</text:p>
          </table:table-cell>
          <table:table-cell office:value-type="float" office:value="0.546025" calcext:value-type="float">
            <text:p>0,5460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8333" calcext:value-type="float">
            <text:p>0,258333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013914" calcext:value-type="float">
            <text:p>0,013914</text:p>
          </table:table-cell>
          <table:table-cell office:value-type="float" office:value="0.546031" calcext:value-type="float">
            <text:p>0,5460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0.250992" calcext:value-type="float">
            <text:p>0,250992</text:p>
          </table:table-cell>
          <table:table-cell office:value-type="float" office:value="0.013908" calcext:value-type="float">
            <text:p>0,013908</text:p>
          </table:table-cell>
          <table:table-cell office:value-type="float" office:value="0.546026" calcext:value-type="float">
            <text:p>0,5460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5" calcext:value-type="float">
            <text:p>0,275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013918" calcext:value-type="float">
            <text:p>0,013918</text:p>
          </table:table-cell>
          <table:table-cell office:value-type="float" office:value="0.546026" calcext:value-type="float">
            <text:p>0,5460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3333" calcext:value-type="float">
            <text:p>0,283333</text:p>
          </table:table-cell>
          <table:table-cell office:value-type="float" office:value="0.250999" calcext:value-type="float">
            <text:p>0,250999</text:p>
          </table:table-cell>
          <table:table-cell office:value-type="float" office:value="0.013909" calcext:value-type="float">
            <text:p>0,013909</text:p>
          </table:table-cell>
          <table:table-cell office:value-type="float" office:value="0.546025" calcext:value-type="float">
            <text:p>0,5460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250992" calcext:value-type="float">
            <text:p>0,250992</text:p>
          </table:table-cell>
          <table:table-cell office:value-type="float" office:value="0.013916" calcext:value-type="float">
            <text:p>0,013916</text:p>
          </table:table-cell>
          <table:table-cell office:value-type="float" office:value="0.54603" calcext:value-type="float">
            <text:p>0,546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0.250989" calcext:value-type="float">
            <text:p>0,250989</text:p>
          </table:table-cell>
          <table:table-cell office:value-type="float" office:value="0.013918" calcext:value-type="float">
            <text:p>0,013918</text:p>
          </table:table-cell>
          <table:table-cell office:value-type="float" office:value="0.546026" calcext:value-type="float">
            <text:p>0,5460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8333" calcext:value-type="float">
            <text:p>0,308333</text:p>
          </table:table-cell>
          <table:table-cell office:value-type="float" office:value="0.250975" calcext:value-type="float">
            <text:p>0,250975</text:p>
          </table:table-cell>
          <table:table-cell office:value-type="float" office:value="0.013917" calcext:value-type="float">
            <text:p>0,013917</text:p>
          </table:table-cell>
          <table:table-cell office:value-type="float" office:value="0.546039" calcext:value-type="float">
            <text:p>0,5460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6667" calcext:value-type="float">
            <text:p>0,316667</text:p>
          </table:table-cell>
          <table:table-cell office:value-type="float" office:value="0.251004" calcext:value-type="float">
            <text:p>0,251004</text:p>
          </table:table-cell>
          <table:table-cell office:value-type="float" office:value="0.013915" calcext:value-type="float">
            <text:p>0,013915</text:p>
          </table:table-cell>
          <table:table-cell office:value-type="float" office:value="0.546029" calcext:value-type="float">
            <text:p>0,5460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25" calcext:value-type="float">
            <text:p>0,325</text:p>
          </table:table-cell>
          <table:table-cell office:value-type="float" office:value="0.250983" calcext:value-type="float">
            <text:p>0,250983</text:p>
          </table:table-cell>
          <table:table-cell office:value-type="float" office:value="0.01392" calcext:value-type="float">
            <text:p>0,01392</text:p>
          </table:table-cell>
          <table:table-cell office:value-type="float" office:value="0.546033" calcext:value-type="float">
            <text:p>0,5460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250978" calcext:value-type="float">
            <text:p>0,250978</text:p>
          </table:table-cell>
          <table:table-cell office:value-type="float" office:value="0.013904" calcext:value-type="float">
            <text:p>0,013904</text:p>
          </table:table-cell>
          <table:table-cell office:value-type="float" office:value="0.546042" calcext:value-type="float">
            <text:p>0,5460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1667" calcext:value-type="float">
            <text:p>0,341667</text:p>
          </table:table-cell>
          <table:table-cell office:value-type="float" office:value="0.250992" calcext:value-type="float">
            <text:p>0,250992</text:p>
          </table:table-cell>
          <table:table-cell office:value-type="float" office:value="0.013917" calcext:value-type="float">
            <text:p>0,013917</text:p>
          </table:table-cell>
          <table:table-cell office:value-type="float" office:value="0.546032" calcext:value-type="float">
            <text:p>0,5460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" calcext:value-type="float">
            <text:p>0,35</text:p>
          </table:table-cell>
          <table:table-cell office:value-type="float" office:value="0.250987" calcext:value-type="float">
            <text:p>0,250987</text:p>
          </table:table-cell>
          <table:table-cell office:value-type="float" office:value="0.013898" calcext:value-type="float">
            <text:p>0,013898</text:p>
          </table:table-cell>
          <table:table-cell office:value-type="float" office:value="0.546025" calcext:value-type="float">
            <text:p>0,5460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8333" calcext:value-type="float">
            <text:p>0,358333</text:p>
          </table:table-cell>
          <table:table-cell office:value-type="float" office:value="0.250984" calcext:value-type="float">
            <text:p>0,250984</text:p>
          </table:table-cell>
          <table:table-cell office:value-type="float" office:value="0.013911" calcext:value-type="float">
            <text:p>0,013911</text:p>
          </table:table-cell>
          <table:table-cell office:value-type="float" office:value="0.546025" calcext:value-type="float">
            <text:p>0,5460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6667" calcext:value-type="float">
            <text:p>0,366667</text:p>
          </table:table-cell>
          <table:table-cell office:value-type="float" office:value="0.250993" calcext:value-type="float">
            <text:p>0,250993</text:p>
          </table:table-cell>
          <table:table-cell office:value-type="float" office:value="0.013903" calcext:value-type="float">
            <text:p>0,013903</text:p>
          </table:table-cell>
          <table:table-cell office:value-type="float" office:value="0.54603" calcext:value-type="float">
            <text:p>0,546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,375</text:p>
          </table:table-cell>
          <table:table-cell office:value-type="float" office:value="0.250981" calcext:value-type="float">
            <text:p>0,250981</text:p>
          </table:table-cell>
          <table:table-cell office:value-type="float" office:value="0.013907" calcext:value-type="float">
            <text:p>0,013907</text:p>
          </table:table-cell>
          <table:table-cell office:value-type="float" office:value="0.546025" calcext:value-type="float">
            <text:p>0,5460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3333" calcext:value-type="float">
            <text:p>0,383333</text:p>
          </table:table-cell>
          <table:table-cell office:value-type="float" office:value="0.250989" calcext:value-type="float">
            <text:p>0,250989</text:p>
          </table:table-cell>
          <table:table-cell office:value-type="float" office:value="0.013915" calcext:value-type="float">
            <text:p>0,013915</text:p>
          </table:table-cell>
          <table:table-cell office:value-type="float" office:value="0.546027" calcext:value-type="float">
            <text:p>0,5460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91667" calcext:value-type="float">
            <text:p>0,391667</text:p>
          </table:table-cell>
          <table:table-cell office:value-type="float" office:value="0.250998" calcext:value-type="float">
            <text:p>0,250998</text:p>
          </table:table-cell>
          <table:table-cell office:value-type="float" office:value="0.013911" calcext:value-type="float">
            <text:p>0,013911</text:p>
          </table:table-cell>
          <table:table-cell office:value-type="float" office:value="0.546029" calcext:value-type="float">
            <text:p>0,5460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0.250997" calcext:value-type="float">
            <text:p>0,250997</text:p>
          </table:table-cell>
          <table:table-cell office:value-type="float" office:value="0.013917" calcext:value-type="float">
            <text:p>0,013917</text:p>
          </table:table-cell>
          <table:table-cell office:value-type="float" office:value="0.546041" calcext:value-type="float">
            <text:p>0,5460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8333" calcext:value-type="float">
            <text:p>0,408333</text:p>
          </table:table-cell>
          <table:table-cell office:value-type="float" office:value="0.250987" calcext:value-type="float">
            <text:p>0,250987</text:p>
          </table:table-cell>
          <table:table-cell office:value-type="float" office:value="0.013917" calcext:value-type="float">
            <text:p>0,013917</text:p>
          </table:table-cell>
          <table:table-cell office:value-type="float" office:value="0.546037" calcext:value-type="float">
            <text:p>0,5460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250983" calcext:value-type="float">
            <text:p>0,250983</text:p>
          </table:table-cell>
          <table:table-cell office:value-type="float" office:value="0.013894" calcext:value-type="float">
            <text:p>0,013894</text:p>
          </table:table-cell>
          <table:table-cell office:value-type="float" office:value="0.546018" calcext:value-type="float">
            <text:p>0,546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5" calcext:value-type="float">
            <text:p>0,425</text:p>
          </table:table-cell>
          <table:table-cell office:value-type="float" office:value="0.25101" calcext:value-type="float">
            <text:p>0,25101</text:p>
          </table:table-cell>
          <table:table-cell office:value-type="float" office:value="0.013916" calcext:value-type="float">
            <text:p>0,013916</text:p>
          </table:table-cell>
          <table:table-cell office:value-type="float" office:value="0.546032" calcext:value-type="float">
            <text:p>0,5460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0.250983" calcext:value-type="float">
            <text:p>0,250983</text:p>
          </table:table-cell>
          <table:table-cell office:value-type="float" office:value="0.013903" calcext:value-type="float">
            <text:p>0,013903</text:p>
          </table:table-cell>
          <table:table-cell office:value-type="float" office:value="0.546019" calcext:value-type="float">
            <text:p>0,5460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41667" calcext:value-type="float">
            <text:p>0,441667</text:p>
          </table:table-cell>
          <table:table-cell office:value-type="float" office:value="0.25099" calcext:value-type="float">
            <text:p>0,25099</text:p>
          </table:table-cell>
          <table:table-cell office:value-type="float" office:value="0.013915" calcext:value-type="float">
            <text:p>0,013915</text:p>
          </table:table-cell>
          <table:table-cell office:value-type="float" office:value="0.546029" calcext:value-type="float">
            <text:p>0,5460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" calcext:value-type="float">
            <text:p>0,45</text:p>
          </table:table-cell>
          <table:table-cell office:value-type="float" office:value="0.250993" calcext:value-type="float">
            <text:p>0,250993</text:p>
          </table:table-cell>
          <table:table-cell office:value-type="float" office:value="0.013908" calcext:value-type="float">
            <text:p>0,013908</text:p>
          </table:table-cell>
          <table:table-cell office:value-type="float" office:value="0.546017" calcext:value-type="float">
            <text:p>0,5460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251004" calcext:value-type="float">
            <text:p>0,251004</text:p>
          </table:table-cell>
          <table:table-cell office:value-type="float" office:value="0.013906" calcext:value-type="float">
            <text:p>0,013906</text:p>
          </table:table-cell>
          <table:table-cell office:value-type="float" office:value="0.546034" calcext:value-type="float">
            <text:p>0,5460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251" calcext:value-type="float">
            <text:p>0,251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546035" calcext:value-type="float">
            <text:p>0,5460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5" calcext:value-type="float">
            <text:p>0,475</text:p>
          </table:table-cell>
          <table:table-cell office:value-type="float" office:value="0.250984" calcext:value-type="float">
            <text:p>0,250984</text:p>
          </table:table-cell>
          <table:table-cell office:value-type="float" office:value="0.013899" calcext:value-type="float">
            <text:p>0,013899</text:p>
          </table:table-cell>
          <table:table-cell office:value-type="float" office:value="0.54603" calcext:value-type="float">
            <text:p>0,546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83333" calcext:value-type="float">
            <text:p>0,483333</text:p>
          </table:table-cell>
          <table:table-cell office:value-type="float" office:value="0.250984" calcext:value-type="float">
            <text:p>0,250984</text:p>
          </table:table-cell>
          <table:table-cell office:value-type="float" office:value="0.013893" calcext:value-type="float">
            <text:p>0,013893</text:p>
          </table:table-cell>
          <table:table-cell office:value-type="float" office:value="0.546024" calcext:value-type="float">
            <text:p>0,5460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1667" calcext:value-type="float">
            <text:p>0,491667</text:p>
          </table:table-cell>
          <table:table-cell office:value-type="float" office:value="0.250976" calcext:value-type="float">
            <text:p>0,250976</text:p>
          </table:table-cell>
          <table:table-cell office:value-type="float" office:value="0.01392" calcext:value-type="float">
            <text:p>0,01392</text:p>
          </table:table-cell>
          <table:table-cell office:value-type="float" office:value="0.546019" calcext:value-type="float">
            <text:p>0,5460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250994" calcext:value-type="float">
            <text:p>0,250994</text:p>
          </table:table-cell>
          <table:table-cell office:value-type="float" office:value="0.013905" calcext:value-type="float">
            <text:p>0,013905</text:p>
          </table:table-cell>
          <table:table-cell office:value-type="float" office:value="0.546028" calcext:value-type="float">
            <text:p>0,5460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8333" calcext:value-type="float">
            <text:p>0,508333</text:p>
          </table:table-cell>
          <table:table-cell office:value-type="float" office:value="0.250994" calcext:value-type="float">
            <text:p>0,250994</text:p>
          </table:table-cell>
          <table:table-cell office:value-type="float" office:value="0.013914" calcext:value-type="float">
            <text:p>0,013914</text:p>
          </table:table-cell>
          <table:table-cell office:value-type="float" office:value="0.546028" calcext:value-type="float">
            <text:p>0,546028</text:p>
          </table:table-cell>
        </table:table-row>
        <table:table-row table:style-name="ro1">
          <table:table-cell table:number-columns-repeated="2"/>
          <table:table-cell table:style-name="ce1" table:formula="of:=AVERAGE([.C5:.C61])" office:value-type="float" office:value="0.25099249122807" calcext:value-type="float">
            <text:p>0,2509924912</text:p>
          </table:table-cell>
          <table:table-cell table:style-name="ce1" table:formula="of:=AVERAGE([.D5:.D61])" office:value-type="float" office:value="0.0139128070175439" calcext:value-type="float">
            <text:p>0,013912807</text:p>
          </table:table-cell>
          <table:table-cell table:style-name="ce1" table:formula="of:=AVERAGE([.E5:.E61])" office:value-type="float" office:value="0.54602498245614" calcext:value-type="float">
            <text:p>0,5460249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0:48:47.678036088</dc:date>
    <dc:creator>Dorian Goepp</dc:creator>
    <meta:editing-duration>PT2M9S</meta:editing-duration>
    <meta:editing-cycles>3</meta:editing-cycles>
    <meta:generator>LibreOffice/5.1.4.2$Linux_X86_64 LibreOffice_project/10m0$Build-2</meta:generator>
    <meta:document-statistic meta:table-count="1" meta:cell-count="327" meta:object-count="0"/>
  </office:meta>
</office:document-meta>
</file>